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3.2728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7402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1.3756in"/>
    </style:style>
    <style:style style:name="co9" style:family="table-column">
      <style:table-column-properties fo:break-before="auto" style:column-width="0.6035in"/>
    </style:style>
    <style:style style:name="co10" style:family="table-column">
      <style:table-column-properties fo:break-before="auto" style:column-width="1.1291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0217in"/>
    </style:style>
    <style:style style:name="co13" style:family="table-column">
      <style:table-column-properties fo:break-before="auto" style:column-width="0.9035in"/>
    </style:style>
    <style:style style:name="co14" style:family="table-column">
      <style:table-column-properties fo:break-before="auto" style:column-width="0.8398in"/>
    </style:style>
    <style:style style:name="co15" style:family="table-column">
      <style:table-column-properties fo:break-before="auto" style:column-width="7.1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>
      <style:map style:condition="cell-content()=MAX([.$A$2:.$A$99])" style:apply-style-name="best" style:base-cell-address="Sheet1.A17"/>
    </style:style>
    <style:style style:name="ce3" style:family="table-cell" style:parent-style-name="Default" style:data-style-name="N2">
      <style:map style:condition="cell-content()=MAX([.$A$2:.$A$99])" style:apply-style-name="best" style:base-cell-address="Sheet1.A4"/>
    </style:style>
    <style:style style:name="ce4" style:family="table-cell" style:parent-style-name="Default" style:data-style-name="N2">
      <style:map style:condition="cell-content()=MAX([.$A$2:.$A$99])" style:apply-style-name="best" style:base-cell-address="Sheet1.A3"/>
    </style:style>
    <style:style style:name="ce5" style:family="table-cell" style:parent-style-name="Default" style:data-style-name="N2">
      <style:map style:condition="cell-content()=MAX([.$A$2:.$A$99])" style:apply-style-name="best" style:base-cell-address="Sheet1.A5"/>
    </style:style>
    <style:style style:name="ce6" style:family="table-cell" style:parent-style-name="Default" style:data-style-name="N2">
      <style:map style:condition="cell-content()=MAX([.$A$2:.$A$99])" style:apply-style-name="best" style:base-cell-address="Sheet1.A6"/>
    </style:style>
    <style:style style:name="ce7" style:family="table-cell" style:parent-style-name="Default" style:data-style-name="N2">
      <style:map style:condition="cell-content()=MAX([.$A$2:.$A$99])" style:apply-style-name="best" style:base-cell-address="Sheet1.A7"/>
    </style:style>
    <style:style style:name="ce8" style:family="table-cell" style:parent-style-name="Default" style:data-style-name="N2">
      <style:map style:condition="cell-content()=MAX([.$A$2:.$A$99])" style:apply-style-name="best" style:base-cell-address="Sheet1.A8"/>
    </style:style>
    <style:style style:name="ce9" style:family="table-cell" style:parent-style-name="Default" style:data-style-name="N2">
      <style:map style:condition="cell-content()=MAX([.$A$2:.$A$99])" style:apply-style-name="best" style:base-cell-address="Sheet1.A9"/>
    </style:style>
    <style:style style:name="ce10" style:family="table-cell" style:parent-style-name="Default" style:data-style-name="N2">
      <style:map style:condition="cell-content()=MAX([.$A$2:.$A$99])" style:apply-style-name="best" style:base-cell-address="Sheet1.A10"/>
    </style:style>
    <style:style style:name="ce11" style:family="table-cell" style:parent-style-name="Default" style:data-style-name="N2">
      <style:map style:condition="cell-content()=MAX([.$A$2:.$A$99])" style:apply-style-name="best" style:base-cell-address="Sheet1.A11"/>
    </style:style>
    <style:style style:name="ce12" style:family="table-cell" style:parent-style-name="Default" style:data-style-name="N2">
      <style:map style:condition="cell-content()=MAX([.$A$2:.$A$99])" style:apply-style-name="best" style:base-cell-address="Sheet1.A12"/>
    </style:style>
    <style:style style:name="ce13" style:family="table-cell" style:parent-style-name="Default" style:data-style-name="N2">
      <style:map style:condition="cell-content()=MAX([.$A$2:.$A$99])" style:apply-style-name="best" style:base-cell-address="Sheet1.A13"/>
    </style:style>
    <style:style style:name="ce14" style:family="table-cell" style:parent-style-name="Default" style:data-style-name="N2">
      <style:map style:condition="cell-content()=MAX([.$A$2:.$A$99])" style:apply-style-name="best" style:base-cell-address="Sheet1.A14"/>
    </style:style>
    <style:style style:name="ce15" style:family="table-cell" style:parent-style-name="Default" style:data-style-name="N2">
      <style:map style:condition="cell-content()=MAX([.$A$2:.$A$99])" style:apply-style-name="best" style:base-cell-address="Sheet1.A15"/>
    </style:style>
    <style:style style:name="ce16" style:family="table-cell" style:parent-style-name="Default" style:data-style-name="N2">
      <style:map style:condition="cell-content()=MAX([.$A$2:.$A$99])" style:apply-style-name="best" style:base-cell-address="Sheet1.A16"/>
    </style:style>
    <style:style style:name="ce17" style:family="table-cell" style:parent-style-name="Default" style:data-style-name="N2">
      <style:map style:condition="cell-content()=MAX([.$A$2:.$A$99])" style:apply-style-name="best" style:base-cell-address="Sheet1.A18"/>
    </style:style>
    <style:style style:name="ce18" style:family="table-cell" style:parent-style-name="Default" style:data-style-name="N2"/>
    <style:style style:name="ce19" style:family="table-cell" style:parent-style-name="Default" style:data-style-name="N2">
      <style:map style:condition="cell-content()=MAX([.$B$2:.$B$99])" style:apply-style-name="Untitled1" style:base-cell-address="Sheet1.B17"/>
    </style:style>
    <style:style style:name="ce20" style:family="table-cell" style:parent-style-name="Default" style:data-style-name="N2">
      <style:map style:condition="cell-content()=MAX([.$B$2:.$B$99])" style:apply-style-name="Untitled1" style:base-cell-address="Sheet1.B11"/>
    </style:style>
    <style:style style:name="ce21" style:family="table-cell" style:parent-style-name="Default" style:data-style-name="N2">
      <style:map style:condition="cell-content()=MAX([.$B$2:.$B$99])" style:apply-style-name="Untitled1" style:base-cell-address="Sheet1.B3"/>
    </style:style>
    <style:style style:name="ce22" style:family="table-cell" style:parent-style-name="Default" style:data-style-name="N2">
      <style:map style:condition="cell-content()=MAX([.$B$2:.$B$99])" style:apply-style-name="Untitled1" style:base-cell-address="Sheet1.B14"/>
    </style:style>
    <style:style style:name="ce23" style:family="table-cell" style:parent-style-name="Default" style:data-style-name="N2">
      <style:map style:condition="cell-content()=MAX([.$B$2:.$B$99])" style:apply-style-name="Untitled1" style:base-cell-address="Sheet1.B12"/>
    </style:style>
    <style:style style:name="ce24" style:family="table-cell" style:parent-style-name="Default" style:data-style-name="N2">
      <style:map style:condition="cell-content()=MAX([.$B$2:.$B$99])" style:apply-style-name="Untitled1" style:base-cell-address="Sheet1.B10"/>
    </style:style>
    <style:style style:name="ce25" style:family="table-cell" style:parent-style-name="Default" style:data-style-name="N2">
      <style:map style:condition="cell-content()=MAX([.$B$2:.$B$99])" style:apply-style-name="Untitled1" style:base-cell-address="Sheet1.B7"/>
    </style:style>
    <style:style style:name="ce26" style:family="table-cell" style:parent-style-name="Default" style:data-style-name="N2">
      <style:map style:condition="cell-content()=MAX([.$B$2:.$B$99])" style:apply-style-name="Untitled1" style:base-cell-address="Sheet1.B4"/>
    </style:style>
    <style:style style:name="ce27" style:family="table-cell" style:parent-style-name="Default" style:data-style-name="N2">
      <style:map style:condition="cell-content()=MAX([.$B$2:.$B$99])" style:apply-style-name="Untitled1" style:base-cell-address="Sheet1.B6"/>
    </style:style>
    <style:style style:name="ce28" style:family="table-cell" style:parent-style-name="Default" style:data-style-name="N2">
      <style:map style:condition="cell-content()=MAX([.$B$2:.$B$99])" style:apply-style-name="Untitled1" style:base-cell-address="Sheet1.B2"/>
    </style:style>
    <style:style style:name="ce29" style:family="table-cell" style:parent-style-name="Default" style:data-style-name="N2">
      <style:map style:condition="cell-content()=MAX([.$B$2:.$B$99])" style:apply-style-name="Untitled1" style:base-cell-address="Sheet1.B8"/>
    </style:style>
    <style:style style:name="ce30" style:family="table-cell" style:parent-style-name="Default" style:data-style-name="N2">
      <style:map style:condition="cell-content()=MAX([.$B$2:.$B$99])" style:apply-style-name="Untitled1" style:base-cell-address="Sheet1.B15"/>
    </style:style>
    <style:style style:name="ce31" style:family="table-cell" style:parent-style-name="Default" style:data-style-name="N2">
      <style:map style:condition="cell-content()=MAX([.$B$2:.$B$99])" style:apply-style-name="Untitled1" style:base-cell-address="Sheet1.B5"/>
    </style:style>
    <style:style style:name="ce32" style:family="table-cell" style:parent-style-name="Default" style:data-style-name="N2">
      <style:map style:condition="cell-content()=MAX([.$B$2:.$B$99])" style:apply-style-name="Untitled1" style:base-cell-address="Sheet1.B9"/>
    </style:style>
    <style:style style:name="ce33" style:family="table-cell" style:parent-style-name="Default" style:data-style-name="N2">
      <style:map style:condition="cell-content()=MAX([.$B$2:.$B$99])" style:apply-style-name="Untitled1" style:base-cell-address="Sheet1.B16"/>
    </style:style>
    <style:style style:name="ce34" style:family="table-cell" style:parent-style-name="Default" style:data-style-name="N2">
      <style:map style:condition="cell-content()=MAX([.$B$2:.$B$99])" style:apply-style-name="Untitled1" style:base-cell-address="Sheet1.B13"/>
    </style:style>
    <style:style style:name="ce35" style:family="table-cell" style:parent-style-name="Default" style:data-style-name="N2">
      <style:map style:condition="cell-content()=MAX([.$B$2:.$B$99])" style:apply-style-name="Untitled1" style:base-cell-address="Sheet1.B18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 style:data-style-name="N101">
      <style:text-properties fo:font-weight="bold" style:font-weight-asian="bold" style:font-weight-complex="bold"/>
    </style:style>
    <style:style style:name="ce38" style:family="table-cell" style:parent-style-name="Default" style:data-style-name="N101"/>
    <style:style style:name="ce39" style:family="table-cell" style:parent-style-name="Default" style:data-style-name="N1">
      <style:text-properties fo:font-weight="bold" style:font-weight-asian="bold" style:font-weight-complex="bold"/>
    </style:style>
    <style:style style:name="ce40" style:family="table-cell" style:parent-style-name="Default" style:data-style-name="N1"/>
    <style:style style:name="ce41" style:family="table-cell" style:parent-style-name="Default" style:data-style-name="N4">
      <style:text-properties fo:font-weight="bold" style:font-weight-asian="bold" style:font-weight-complex="bold"/>
    </style:style>
    <style:style style:name="ce42" style:family="table-cell" style:parent-style-name="Default" style:data-style-name="N4"/>
    <style:style style:name="ce43" style:family="table-cell" style:parent-style-name="Default" style:data-style-name="N2">
      <style:map style:condition="cell-content()=MAX([.$A$2:.$A$100])" style:apply-style-name="best" style:base-cell-address="Sheet1.Z18"/>
    </style:style>
  </office:automatic-styles>
  <office:body>
    <office:spreadsheet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Default"/>
        <table:table-column table:style-name="co4" table:default-cell-style-name="ce38"/>
        <table:table-column table:style-name="co1" table:number-columns-repeated="2" table:default-cell-style-name="ce40"/>
        <table:table-column table:style-name="co5" table:default-cell-style-name="ce40"/>
        <table:table-column table:style-name="co6" table:default-cell-style-name="ce18"/>
        <table:table-column table:style-name="co7" table:number-columns-repeated="2" table:default-cell-style-name="ce40"/>
        <table:table-column table:style-name="co8" table:number-columns-repeated="2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1" table:default-cell-style-name="ce40"/>
        <table:table-column table:style-name="co12" table:default-cell-style-name="ce40"/>
        <table:table-column table:style-name="co1" table:number-columns-repeated="3" table:default-cell-style-name="ce40"/>
        <table:table-column table:style-name="co1" table:default-cell-style-name="ce42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Drive Score</text:p>
          </table:table-cell>
          <table:table-cell table:style-name="ce1" office:value-type="string" calcext:value-type="string">
            <text:p>Head Score</text:p>
          </table:table-cell>
          <table:table-cell table:style-name="ce36" office:value-type="string" calcext:value-type="string">
            <text:p>Name</text:p>
          </table:table-cell>
          <table:table-cell table:style-name="ce37" office:value-type="string" calcext:value-type="string">
            <text:p>Price per unit</text:p>
          </table:table-cell>
          <table:table-cell table:style-name="ce39" office:value-type="string" calcext:value-type="string">
            <text:p>Servos</text:p>
          </table:table-cell>
          <table:table-cell table:style-name="ce39" office:value-type="string" calcext:value-type="string">
            <text:p>DC Motors</text:p>
          </table:table-cell>
          <table:table-cell table:style-name="ce39" office:value-type="string" calcext:value-type="string">
            <text:p>Stepper Motors</text:p>
          </table:table-cell>
          <table:table-cell table:style-name="ce1" office:value-type="string" calcext:value-type="string">
            <text:p>Max Current/Channel (A)</text:p>
          </table:table-cell>
          <table:table-cell table:style-name="ce39" office:value-type="string" calcext:value-type="string">
            <text:p>Min Voltage (V)</text:p>
          </table:table-cell>
          <table:table-cell table:style-name="ce39" office:value-type="string" calcext:value-type="string">
            <text:p>Max Voltage (V)</text:p>
          </table:table-cell>
          <table:table-cell table:style-name="ce39" office:value-type="string" calcext:value-type="string">
            <text:p>Current Sensing</text:p>
          </table:table-cell>
          <table:table-cell table:style-name="ce39" office:value-type="string" calcext:value-type="string">
            <text:p>Arduino Pins Used</text:p>
          </table:table-cell>
          <table:table-cell table:style-name="ce39" office:value-type="string" calcext:value-type="string">
            <text:p>Rpi Hat</text:p>
          </table:table-cell>
          <table:table-cell table:style-name="ce39" office:value-type="string" calcext:value-type="string">
            <text:p>Arduino Shield</text:p>
          </table:table-cell>
          <table:table-cell table:style-name="ce39" office:value-type="string" calcext:value-type="string">
            <text:p>Arduino Stackable</text:p>
          </table:table-cell>
          <table:table-cell table:style-name="ce39" office:value-type="string" calcext:value-type="string">
            <text:p>I2C</text:p>
          </table:table-cell>
          <table:table-cell table:style-name="ce39" office:value-type="string" calcext:value-type="string">
            <text:p>Encoder</text:p>
          </table:table-cell>
          <table:table-cell table:style-name="ce39" office:value-type="string" calcext:value-type="string">
            <text:p>USB</text:p>
          </table:table-cell>
          <table:table-cell table:style-name="ce39" office:value-type="string" calcext:value-type="string">
            <text:p>IO</text:p>
          </table:table-cell>
          <table:table-cell table:style-name="ce39" office:value-type="string" calcext:value-type="string">
            <text:p>Analog Pins</text:p>
          </table:table-cell>
          <table:table-cell table:style-name="ce41" office:value-type="string" calcext:value-type="string">
            <text:p>Assembled</text:p>
          </table:table-cell>
          <table:table-cell table:style-name="ce36" office:value-type="string" calcext:value-type="string">
            <text:p>Weight (gm)</text:p>
          </table:table-cell>
          <table:table-cell table:style-name="ce36" office:value-type="string" calcext:value-type="string">
            <text:p>Length (mm)</text:p>
          </table:table-cell>
          <table:table-cell table:style-name="ce36" office:value-type="string" calcext:value-type="string">
            <text:p>Width (mm)</text:p>
          </table:table-cell>
          <table:table-cell table:style-name="ce36" office:value-type="string" calcext:value-type="string">
            <text:p>Height (mm)</text:p>
          </table:table-cell>
          <table:table-cell table:style-name="ce36" office:value-type="string" calcext:value-type="string">
            <text:p>URL</text:p>
          </table:table-cell>
          <table:table-cell table:style-name="ce36" table:number-columns-repeated="998"/>
        </table:table-row>
        <table:table-row table:style-name="ro1">
          <table:table-cell table:style-name="ce2" table:formula="of:=((CURRENT_SENSING)*3 + (1-PRICE/50)*15 + (DC_MOTORS &gt;= 2) * 5 + (MAX_CURRENT &gt;= 10) * 10 + ARDUINO*5 + (MAX_VOLTAGE &gt;= 12)*5 + (ASSEMBLED)*3 + (1-ARDUINO_PINS/6)*5 + (ARDUINO)*10)*I2C*(CHANNEL_CURRENT &gt;= 2.2)" office:value-type="float" office:value="32.8333333333333" calcext:value-type="float">
            <text:p>32.83</text:p>
          </table:table-cell>
          <table:table-cell table:style-name="ce19" table:formula="of:=(CURRENT_SENSING)*1 + (1-PRICE/50)*10 + (STEPPER_MOTORS &gt;= 2)*1 + (SERVOS &gt;= 1)*5 + (MAX_CURRENT &gt;= 1) * 5 + ARDUINO*1 + (MAX_VOLTAGE &gt;= 6)*5 + (ASSEMBLED)*3 + (1-ARDUINO_PINS/6)*10 + (I2C*1) + (USB*3) + (IO*3)" office:value-type="float" office:value="20.6666666666667" calcext:value-type="float">
            <text:p>20.67</text:p>
          </table:table-cell>
          <table:table-cell office:value-type="string" calcext:value-type="string">
            <text:p>ComMotion Motor Driver Shield</text:p>
          </table:table-cell>
          <table:table-cell office:value-type="currency" office:currency="USD" office:value="45" calcext:value-type="currency">
            <text:p>$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https://www.sparkfun.com/products/13257</text:p>
          </table:table-cell>
          <table:table-cell table:number-columns-repeated="998"/>
        </table:table-row>
        <table:table-row table:style-name="ro1">
          <table:table-cell table:style-name="ce3" table:formula="of:=((CURRENT_SENSING)*3 + (1-PRICE/50)*15 + (DC_MOTORS &gt;= 2) * 5 + (MAX_CURRENT &gt;= 10) * 10 + ARDUINO*5 + (MAX_VOLTAGE &gt;= 12)*5 + (ASSEMBLED)*3 + (1-ARDUINO_PINS/6)*5 + (ARDUINO)*10)*I2C*(CHANNEL_CURRENT &gt;= 2.2)" office:value-type="float" office:value="24.4333333333333" calcext:value-type="float">
            <text:p>24.43</text:p>
          </table:table-cell>
          <table:table-cell table:style-name="ce20" table:formula="of:=(CURRENT_SENSING)*1 + (1-PRICE/50)*10 + (STEPPER_MOTORS &gt;= 2)*1 + (SERVOS &gt;= 1)*5 + (MAX_CURRENT &gt;= 1) * 5 + ARDUINO*1 + (MAX_VOLTAGE &gt;= 6)*5 + (ASSEMBLED)*3 + (1-ARDUINO_PINS/6)*10 + (I2C*1) + (USB*3) + (IO*3)" office:value-type="float" office:value="27.0666666666667" calcext:value-type="float">
            <text:p>27.07</text:p>
          </table:table-cell>
          <table:table-cell office:value-type="string" calcext:value-type="string">
            <text:p>Adafruit DC &amp; Stepper Motor HAT for Raspberry Pi</text:p>
          </table:table-cell>
          <table:table-cell office:value-type="currency" office:currency="USD" office:value="23" calcext:value-type="currency">
            <text:p>$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0</text:p>
          </table:table-cell>
          <table:table-cell office:value-type="float" office:value="4.5" calcext:value-type="float">
            <text:p>5</text:p>
          </table:table-cell>
          <table:table-cell office:value-type="float" office:value="13.5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.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s://www.adafruit.com/products/2348</text:p>
          </table:table-cell>
          <table:table-cell table:number-columns-repeated="998"/>
        </table:table-row>
        <table:table-row table:style-name="ro1">
          <table:table-cell table:style-name="ce4" table:formula="of:=((CURRENT_SENSING)*3 + (1-PRICE/50)*15 + (DC_MOTORS &gt;= 2) * 5 + (MAX_CURRENT &gt;= 10) * 10 + ARDUINO*5 + (MAX_VOLTAGE &gt;= 12)*5 + (ASSEMBLED)*3 + (1-ARDUINO_PINS/6)*5 + (ARDUINO)*10)*I2C*(CHANNEL_CURRENT &gt;= 2.2)" office:value-type="float" office:value="0" calcext:value-type="float">
            <text:p>0.00</text:p>
          </table:table-cell>
          <table:table-cell table:style-name="ce21" table:formula="of:=(CURRENT_SENSING)*1 + (1-PRICE/50)*10 + (STEPPER_MOTORS &gt;= 2)*1 + (SERVOS &gt;= 1)*5 + (MAX_CURRENT &gt;= 1) * 5 + ARDUINO*1 + (MAX_VOLTAGE &gt;= 6)*5 + (ASSEMBLED)*3 + (1-ARDUINO_PINS/6)*10 + (I2C*1) + (USB*3) + (IO*3)" office:value-type="float" office:value="30.6666666666667" calcext:value-type="float">
            <text:p>30.67</text:p>
          </table:table-cell>
          <table:table-cell office:value-type="string" calcext:value-type="string">
            <text:p>Adafruit Motor / Stepper / Servo Shield - v2.3</text:p>
          </table:table-cell>
          <table:table-cell office:value-type="currency" office:currency="USD" office:value="20" calcext:value-type="currency">
            <text:p>$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4.5" calcext:value-type="float">
            <text:p>5</text:p>
          </table:table-cell>
          <table:table-cell office:value-type="float" office:value="13.5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https://www.adafruit.com/products/1438</text:p>
          </table:table-cell>
          <table:table-cell table:number-columns-repeated="998"/>
        </table:table-row>
        <table:table-row table:style-name="ro1">
          <table:table-cell table:style-name="ce5" table:formula="of:=((CURRENT_SENSING)*3 + (1-PRICE/50)*15 + (DC_MOTORS &gt;= 2) * 5 + (MAX_CURRENT &gt;= 10) * 10 + ARDUINO*5 + (MAX_VOLTAGE &gt;= 12)*5 + (ASSEMBLED)*3 + (1-ARDUINO_PINS/6)*5 + (ARDUINO)*10)*I2C*(CHANNEL_CURRENT &gt;= 2.2)" office:value-type="float" office:value="0" calcext:value-type="float">
            <text:p>0.00</text:p>
          </table:table-cell>
          <table:table-cell table:style-name="ce22" table:formula="of:=(CURRENT_SENSING)*1 + (1-PRICE/50)*10 + (STEPPER_MOTORS &gt;= 2)*1 + (SERVOS &gt;= 1)*5 + (MAX_CURRENT &gt;= 1) * 5 + ARDUINO*1 + (MAX_VOLTAGE &gt;= 6)*5 + (ASSEMBLED)*3 + (1-ARDUINO_PINS/6)*10 + (I2C*1) + (USB*3) + (IO*3)" office:value-type="float" office:value="25.8666666666667" calcext:value-type="float">
            <text:p>25.87</text:p>
          </table:table-cell>
          <table:table-cell office:value-type="string" calcext:value-type="string">
            <text:p>L298 Dual H-Bridge I2C Motor Driver</text:p>
          </table:table-cell>
          <table:table-cell office:value-type="currency" office:currency="USD" office:value="24" calcext:value-type="currency">
            <text:p>$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.00</text:p>
          </table:table-cell>
          <table:table-cell table:number-columns-repeated="4"/>
          <table:table-cell office:value-type="string" calcext:value-type="string">
            <text:p>http://www.trossenrobotics.com/p/grove-l298-i2c-motor-driver.aspx</text:p>
          </table:table-cell>
          <table:table-cell table:number-columns-repeated="998"/>
        </table:table-row>
        <table:table-row table:style-name="ro1">
          <table:table-cell table:style-name="ce6" table:formula="of:=((CURRENT_SENSING)*3 + (1-PRICE/50)*15 + (DC_MOTORS &gt;= 2) * 5 + (MAX_CURRENT &gt;= 10) * 10 + ARDUINO*5 + (MAX_VOLTAGE &gt;= 12)*5 + (ASSEMBLED)*3 + (1-ARDUINO_PINS/6)*5 + (ARDUINO)*10)*I2C*(CHANNEL_CURRENT &gt;= 2.2)" office:value-type="float" office:value="0" calcext:value-type="float">
            <text:p>0.00</text:p>
          </table:table-cell>
          <table:table-cell table:style-name="ce23" table:formula="of:=(CURRENT_SENSING)*1 + (1-PRICE/50)*10 + (STEPPER_MOTORS &gt;= 2)*1 + (SERVOS &gt;= 1)*5 + (MAX_CURRENT &gt;= 1) * 5 + ARDUINO*1 + (MAX_VOLTAGE &gt;= 6)*5 + (ASSEMBLED)*3 + (1-ARDUINO_PINS/6)*10 + (I2C*1) + (USB*3) + (IO*3)" office:value-type="float" office:value="30.5666666666667" calcext:value-type="float">
            <text:p>30.57</text:p>
          </table:table-cell>
          <table:table-cell office:value-type="string" calcext:value-type="string">
            <text:p>Adafruit 16-Channel PWM / Servo HAT</text:p>
          </table:table-cell>
          <table:table-cell office:value-type="currency" office:currency="USD" office:value="18" calcext:value-type="currency">
            <text:p>$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5" calcext:value-type="float">
            <text:p>0.5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s://www.adafruit.com/products/2327</text:p>
          </table:table-cell>
          <table:table-cell table:number-columns-repeated="998"/>
        </table:table-row>
        <table:table-row table:style-name="ro1">
          <table:table-cell table:style-name="ce7" table:formula="of:=((CURRENT_SENSING)*3 + (1-PRICE/50)*15 + (DC_MOTORS &gt;= 2) * 5 + (MAX_CURRENT &gt;= 10) * 10 + ARDUINO*5 + (MAX_VOLTAGE &gt;= 12)*5 + (ASSEMBLED)*3 + (1-ARDUINO_PINS/6)*5 + (ARDUINO)*10)*I2C*(CHANNEL_CURRENT &gt;= 2.2)" office:value-type="float" office:value="0" calcext:value-type="float">
            <text:p>0.00</text:p>
          </table:table-cell>
          <table:table-cell table:style-name="ce24" table:formula="of:=(CURRENT_SENSING)*1 + (1-PRICE/50)*10 + (STEPPER_MOTORS &gt;= 2)*1 + (SERVOS &gt;= 1)*5 + (MAX_CURRENT &gt;= 1) * 5 + ARDUINO*1 + (MAX_VOLTAGE &gt;= 6)*5 + (ASSEMBLED)*3 + (1-ARDUINO_PINS/6)*10 + (I2C*1) + (USB*3) + (IO*3)" office:value-type="float" office:value="11.0666666666667" calcext:value-type="float">
            <text:p>11.07</text:p>
          </table:table-cell>
          <table:table-cell office:value-type="string" calcext:value-type="string">
            <text:p>Diablo</text:p>
          </table:table-cell>
          <table:table-cell office:value-type="currency" office:currency="USD" office:value="98" calcext:value-type="currency">
            <text:p>$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office:value-type="float" office:value="5.5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.00</text:p>
          </table:table-cell>
          <table:table-cell table:number-columns-repeated="4"/>
          <table:table-cell office:value-type="string" calcext:value-type="string">
            <text:p>https://www.piborg.org/diablo/specs</text:p>
          </table:table-cell>
          <table:table-cell table:number-columns-repeated="998"/>
        </table:table-row>
        <table:table-row table:style-name="ro1">
          <table:table-cell table:style-name="ce8" table:formula="of:=((CURRENT_SENSING)*3 + (1-PRICE/50)*15 + (DC_MOTORS &gt;= 2) * 5 + (MAX_CURRENT &gt;= 10) * 10 + ARDUINO*5 + (MAX_VOLTAGE &gt;= 12)*5 + (ASSEMBLED)*3 + (1-ARDUINO_PINS/6)*5 + (ARDUINO)*10)*I2C*(CHANNEL_CURRENT &gt;= 2.2)" office:value-type="float" office:value="0" calcext:value-type="float">
            <text:p>0.00</text:p>
          </table:table-cell>
          <table:table-cell table:style-name="ce25" table:formula="of:=(CURRENT_SENSING)*1 + (1-PRICE/50)*10 + (STEPPER_MOTORS &gt;= 2)*1 + (SERVOS &gt;= 1)*5 + (MAX_CURRENT &gt;= 1) * 5 + ARDUINO*1 + (MAX_VOLTAGE &gt;= 6)*5 + (ASSEMBLED)*3 + (1-ARDUINO_PINS/6)*10 + (I2C*1) + (USB*3) + (IO*3)" office:value-type="float" office:value="11.6666666666667" calcext:value-type="float">
            <text:p>11.67</text:p>
          </table:table-cell>
          <table:table-cell office:value-type="string" calcext:value-type="string">
            <text:p>Pololu Dual VNH5019 Motor Driver Shield</text:p>
          </table:table-cell>
          <table:table-cell office:value-type="currency" office:currency="USD" office:value="50" calcext:value-type="currency">
            <text:p>$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.0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.00</text:p>
          </table:table-cell>
          <table:table-cell table:number-columns-repeated="4"/>
          <table:table-cell office:value-type="string" calcext:value-type="string">
            <text:p>https://www.pololu.com/product/2507</text:p>
          </table:table-cell>
          <table:table-cell table:number-columns-repeated="998"/>
        </table:table-row>
        <table:table-row table:style-name="ro1">
          <table:table-cell table:style-name="ce9" table:formula="of:=((CURRENT_SENSING)*3 + (1-PRICE/50)*15 + (DC_MOTORS &gt;= 2) * 5 + (MAX_CURRENT &gt;= 10) * 10 + ARDUINO*5 + (MAX_VOLTAGE &gt;= 12)*5 + (ASSEMBLED)*3 + (1-ARDUINO_PINS/6)*5 + (ARDUINO)*10)*I2C*(CHANNEL_CURRENT &gt;= 2.2)" office:value-type="float" office:value="0" calcext:value-type="float">
            <text:p>0.00</text:p>
          </table:table-cell>
          <table:table-cell table:style-name="ce26" table:formula="of:=(CURRENT_SENSING)*1 + (1-PRICE/50)*10 + (STEPPER_MOTORS &gt;= 2)*1 + (SERVOS &gt;= 1)*5 + (MAX_CURRENT &gt;= 1) * 5 + ARDUINO*1 + (MAX_VOLTAGE &gt;= 6)*5 + (ASSEMBLED)*3 + (1-ARDUINO_PINS/6)*10 + (I2C*1) + (USB*3) + (IO*3)" office:value-type="float" office:value="19.6" calcext:value-type="float">
            <text:p>19.60</text:p>
          </table:table-cell>
          <table:table-cell office:value-type="string" calcext:value-type="string">
            <text:p>Motor &amp; Power Shield Kit for Arduino</text:p>
          </table:table-cell>
          <table:table-cell office:value-type="currency" office:currency="USD" office:value="22" calcext:value-type="currency">
            <text:p>$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.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.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ttp://www.jameco.com/webapp/wcs/stores/servlet/ProductDisplay?langId=-1&amp;storeId=10001&amp;productId=2187690&amp;catalogId=10001&amp;CID=GOOG&amp;gclid=CIvvxeb4ucQCFUMV7Aod5wwAyQ</text:p>
          </table:table-cell>
          <table:table-cell table:number-columns-repeated="998"/>
        </table:table-row>
        <table:table-row table:style-name="ro1">
          <table:table-cell table:style-name="ce10" table:formula="of:=((CURRENT_SENSING)*3 + (1-PRICE/50)*15 + (DC_MOTORS &gt;= 2) * 5 + (MAX_CURRENT &gt;= 10) * 10 + ARDUINO*5 + (MAX_VOLTAGE &gt;= 12)*5 + (ASSEMBLED)*3 + (1-ARDUINO_PINS/6)*5 + (ARDUINO)*10)*I2C*(CHANNEL_CURRENT &gt;= 2.2)" office:value-type="float" office:value="0" calcext:value-type="float">
            <text:p>0.00</text:p>
          </table:table-cell>
          <table:table-cell table:style-name="ce27" table:formula="of:=(CURRENT_SENSING)*1 + (1-PRICE/50)*10 + (STEPPER_MOTORS &gt;= 2)*1 + (SERVOS &gt;= 1)*5 + (MAX_CURRENT &gt;= 1) * 5 + ARDUINO*1 + (MAX_VOLTAGE &gt;= 6)*5 + (ASSEMBLED)*3 + (1-ARDUINO_PINS/6)*10 + (I2C*1) + (USB*3) + (IO*3)" office:value-type="float" office:value="19" calcext:value-type="float">
            <text:p>19.00</text:p>
          </table:table-cell>
          <table:table-cell office:value-type="string" calcext:value-type="string">
            <text:p>SparkFun Ardumoto - Motor Driver Shield</text:p>
          </table:table-cell>
          <table:table-cell office:value-type="currency" office:currency="USD" office:value="25" calcext:value-type="currency">
            <text:p>$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.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.00</text:p>
          </table:table-cell>
          <table:table-cell table:number-columns-repeated="4"/>
          <table:table-cell office:value-type="string" calcext:value-type="string">
            <text:p>https://www.sparkfun.com/products/9815</text:p>
          </table:table-cell>
          <table:table-cell table:number-columns-repeated="998"/>
        </table:table-row>
        <table:table-row table:style-name="ro1">
          <table:table-cell table:style-name="ce11" table:formula="of:=((CURRENT_SENSING)*3 + (1-PRICE/50)*15 + (DC_MOTORS &gt;= 2) * 5 + (MAX_CURRENT &gt;= 10) * 10 + ARDUINO*5 + (MAX_VOLTAGE &gt;= 12)*5 + (ASSEMBLED)*3 + (1-ARDUINO_PINS/6)*5 + (ARDUINO)*10)*I2C*(CHANNEL_CURRENT &gt;= 2.2)" office:value-type="float" office:value="0" calcext:value-type="float">
            <text:p>0.00</text:p>
          </table:table-cell>
          <table:table-cell table:style-name="ce28" table:formula="of:=(CURRENT_SENSING)*1 + (1-PRICE/50)*10 + (STEPPER_MOTORS &gt;= 2)*1 + (SERVOS &gt;= 1)*5 + (MAX_CURRENT &gt;= 1) * 5 + ARDUINO*1 + (MAX_VOLTAGE &gt;= 6)*5 + (ASSEMBLED)*3 + (1-ARDUINO_PINS/6)*10 + (I2C*1) + (USB*3) + (IO*3)" office:value-type="float" office:value="27.6" calcext:value-type="float">
            <text:p>27.60</text:p>
          </table:table-cell>
          <table:table-cell office:value-type="string" calcext:value-type="string">
            <text:p>Motor Shield for Arduino Uno</text:p>
          </table:table-cell>
          <table:table-cell office:value-type="currency" office:currency="USD" office:value="12" calcext:value-type="currency">
            <text:p>$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4.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.00</text:p>
          </table:table-cell>
          <table:table-cell table:number-columns-repeated="4"/>
          <table:table-cell office:value-type="string" calcext:value-type="string">
            <text:p>http://www.nexuscyber.com/motor-shield-for-arduino-uno?gclid=CPPK_sX0ucQCFcXm7AodjhAAQw</text:p>
          </table:table-cell>
          <table:table-cell table:number-columns-repeated="998"/>
        </table:table-row>
        <table:table-row table:style-name="ro1">
          <table:table-cell table:style-name="ce12" table:formula="of:=((CURRENT_SENSING)*3 + (1-PRICE/50)*15 + (DC_MOTORS &gt;= 2) * 5 + (MAX_CURRENT &gt;= 10) * 10 + ARDUINO*5 + (MAX_VOLTAGE &gt;= 12)*5 + (ASSEMBLED)*3 + (1-ARDUINO_PINS/6)*5 + (ARDUINO)*10)*I2C*(CHANNEL_CURRENT &gt;= 2.2)" office:value-type="float" office:value="0" calcext:value-type="float">
            <text:p>0.00</text:p>
          </table:table-cell>
          <table:table-cell table:style-name="ce29" table:formula="of:=(CURRENT_SENSING)*1 + (1-PRICE/50)*10 + (STEPPER_MOTORS &gt;= 2)*1 + (SERVOS &gt;= 1)*5 + (MAX_CURRENT &gt;= 1) * 5 + ARDUINO*1 + (MAX_VOLTAGE &gt;= 6)*5 + (ASSEMBLED)*3 + (1-ARDUINO_PINS/6)*10 + (I2C*1) + (USB*3) + (IO*3)" office:value-type="float" office:value="17.2666666666667" calcext:value-type="float">
            <text:p>17.27</text:p>
          </table:table-cell>
          <table:table-cell office:value-type="string" calcext:value-type="string">
            <text:p>Arduino Motor Shield</text:p>
          </table:table-cell>
          <table:table-cell office:value-type="currency" office:currency="USD" office:value="22" calcext:value-type="currency">
            <text:p>$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.00</text:p>
          </table:table-cell>
          <table:table-cell table:number-columns-repeated="4"/>
          <table:table-cell office:value-type="string" calcext:value-type="string">
            <text:p>http://arduino.cc/en/Main/ArduinoMotorShieldR3</text:p>
          </table:table-cell>
          <table:table-cell table:number-columns-repeated="998"/>
        </table:table-row>
        <table:table-row table:style-name="ro1">
          <table:table-cell table:style-name="ce13" table:formula="of:=((CURRENT_SENSING)*3 + (1-PRICE/50)*15 + (DC_MOTORS &gt;= 2) * 5 + (MAX_CURRENT &gt;= 10) * 10 + ARDUINO*5 + (MAX_VOLTAGE &gt;= 12)*5 + (ASSEMBLED)*3 + (1-ARDUINO_PINS/6)*5 + (ARDUINO)*10)*I2C*(CHANNEL_CURRENT &gt;= 2.2)" office:value-type="float" office:value="0" calcext:value-type="float">
            <text:p>0.00</text:p>
          </table:table-cell>
          <table:table-cell table:style-name="ce30" table:formula="of:=(CURRENT_SENSING)*1 + (1-PRICE/50)*10 + (STEPPER_MOTORS &gt;= 2)*1 + (SERVOS &gt;= 1)*5 + (MAX_CURRENT &gt;= 1) * 5 + ARDUINO*1 + (MAX_VOLTAGE &gt;= 6)*5 + (ASSEMBLED)*3 + (1-ARDUINO_PINS/6)*10 + (I2C*1) + (USB*3) + (IO*3)" office:value-type="float" office:value="55" calcext:value-type="float">
            <text:p>55.00</text:p>
          </table:table-cell>
          <table:table-cell office:value-type="string" calcext:value-type="string">
            <text:p>Pololu Micro Maestro 6-Channel</text:p>
          </table:table-cell>
          <table:table-cell office:value-type="currency" office:currency="USD" office:value="20" calcext:value-type="currency">
            <text:p>$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.00</text:p>
          </table:table-cell>
          <table:table-cell office:value-type="float" office:value="4.8" calcext:value-type="float">
            <text:p>4.8</text:p>
          </table:table-cell>
          <table:table-cell office:value-type="float" office:value="30.5" calcext:value-type="float">
            <text:p>30.5</text:p>
          </table:table-cell>
          <table:table-cell office:value-type="float" office:value="21.6" calcext:value-type="float">
            <text:p>21.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pololu.com/product/1350</text:p>
          </table:table-cell>
          <table:table-cell table:number-columns-repeated="998"/>
        </table:table-row>
        <table:table-row table:style-name="ro1">
          <table:table-cell table:style-name="ce14" table:formula="of:=((CURRENT_SENSING)*3 + (1-PRICE/50)*15 + (DC_MOTORS &gt;= 2) * 5 + (MAX_CURRENT &gt;= 10) * 10 + ARDUINO*5 + (MAX_VOLTAGE &gt;= 12)*5 + (ASSEMBLED)*3 + (1-ARDUINO_PINS/6)*5 + (ARDUINO)*10)*I2C*(CHANNEL_CURRENT &gt;= 2.2)" office:value-type="float" office:value="0" calcext:value-type="float">
            <text:p>0.00</text:p>
          </table:table-cell>
          <table:table-cell table:style-name="ce31" table:formula="of:=(CURRENT_SENSING)*1 + (1-PRICE/50)*10 + (STEPPER_MOTORS &gt;= 2)*1 + (SERVOS &gt;= 1)*5 + (MAX_CURRENT &gt;= 1) * 5 + ARDUINO*1 + (MAX_VOLTAGE &gt;= 6)*5 + (ASSEMBLED)*3 + (1-ARDUINO_PINS/6)*10 + (I2C*1) + (USB*3) + (IO*3)" office:value-type="float" office:value="18.2" calcext:value-type="float">
            <text:p>18.20</text:p>
          </table:table-cell>
          <table:table-cell office:value-type="string" calcext:value-type="string">
            <text:p>L298 Dual H-Bridge Motor Driver</text:p>
          </table:table-cell>
          <table:table-cell office:value-type="currency" office:currency="USD" office:value="24" calcext:value-type="currency">
            <text:p>$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.00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trossenrobotics.com/store/p/6508-L298-Dual-H-Bridge-Motor-Driver.aspx?feed=Froogle&amp;gclid=CNKSmej4ucQCFdgPgQodsWUAZQ</text:p>
          </table:table-cell>
          <table:table-cell table:number-columns-repeated="998"/>
        </table:table-row>
        <table:table-row table:style-name="ro1">
          <table:table-cell table:style-name="ce15" table:formula="of:=((CURRENT_SENSING)*3 + (1-PRICE/50)*15 + (DC_MOTORS &gt;= 2) * 5 + (MAX_CURRENT &gt;= 10) * 10 + ARDUINO*5 + (MAX_VOLTAGE &gt;= 12)*5 + (ASSEMBLED)*3 + (1-ARDUINO_PINS/6)*5 + (ARDUINO)*10)*I2C*(CHANNEL_CURRENT &gt;= 2.2)" office:value-type="float" office:value="0" calcext:value-type="float">
            <text:p>0.00</text:p>
          </table:table-cell>
          <table:table-cell table:style-name="ce32" table:formula="of:=(CURRENT_SENSING)*1 + (1-PRICE/50)*10 + (STEPPER_MOTORS &gt;= 2)*1 + (SERVOS &gt;= 1)*5 + (MAX_CURRENT &gt;= 1) * 5 + ARDUINO*1 + (MAX_VOLTAGE &gt;= 6)*5 + (ASSEMBLED)*3 + (1-ARDUINO_PINS/6)*10 + (I2C*1) + (USB*3) + (IO*3)" office:value-type="float" office:value="18" calcext:value-type="float">
            <text:p>18.00</text:p>
          </table:table-cell>
          <table:table-cell office:value-type="string" calcext:value-type="string">
            <text:p>SyRen Single 25A DC Motor Driver</text:p>
          </table:table-cell>
          <table:table-cell office:value-type="currency" office:currency="USD" office:value="75" calcext:value-type="currency">
            <text:p>$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.0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.0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ww.dfrobot.com/index.php?route=product/product&amp;product_id=861</text:p>
          </table:table-cell>
          <table:table-cell table:number-columns-repeated="998"/>
        </table:table-row>
        <table:table-row table:style-name="ro1">
          <table:table-cell table:style-name="ce16" table:formula="of:=((CURRENT_SENSING)*3 + (1-PRICE/50)*15 + (DC_MOTORS &gt;= 2) * 5 + (MAX_CURRENT &gt;= 10) * 10 + ARDUINO*5 + (MAX_VOLTAGE &gt;= 12)*5 + (ASSEMBLED)*3 + (1-ARDUINO_PINS/6)*5 + (ARDUINO)*10)*I2C*(CHANNEL_CURRENT &gt;= 2.2)" office:value-type="float" office:value="0" calcext:value-type="float">
            <text:p>0.00</text:p>
          </table:table-cell>
          <table:table-cell table:style-name="ce33" table:formula="of:=(CURRENT_SENSING)*1 + (1-PRICE/50)*10 + (STEPPER_MOTORS &gt;= 2)*1 + (SERVOS &gt;= 1)*5 + (MAX_CURRENT &gt;= 1) * 5 + ARDUINO*1 + (MAX_VOLTAGE &gt;= 6)*5 + (ASSEMBLED)*3 + (1-ARDUINO_PINS/6)*10 + (I2C*1) + (USB*3) + (IO*3)" office:value-type="float" office:value="53" calcext:value-type="float">
            <text:p>53.00</text:p>
          </table:table-cell>
          <table:table-cell office:value-type="string" calcext:value-type="string">
            <text:p>Pololu Mini Maestro 12-Channel</text:p>
          </table:table-cell>
          <table:table-cell office:value-type="currency" office:currency="USD" office:value="30" calcext:value-type="currency">
            <text:p>$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.00</text:p>
          </table:table-cell>
          <table:table-cell office:value-type="float" office:value="4.2" calcext:value-type="float">
            <text:p>4.2</text:p>
          </table:table-cell>
          <table:table-cell office:value-type="float" office:value="36.1" calcext:value-type="float">
            <text:p>36.1</text:p>
          </table:table-cell>
          <table:table-cell office:value-type="float" office:value="27.9" calcext:value-type="float">
            <text:p>27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pololu.com/product/1352</text:p>
          </table:table-cell>
          <table:table-cell table:number-columns-repeated="998"/>
        </table:table-row>
        <table:table-row table:style-name="ro1">
          <table:table-cell table:style-name="ce2" table:formula="of:=((CURRENT_SENSING)*3 + (1-PRICE/50)*15 + (DC_MOTORS &gt;= 2) * 5 + (MAX_CURRENT &gt;= 10) * 10 + ARDUINO*5 + (MAX_VOLTAGE &gt;= 12)*5 + (ASSEMBLED)*3 + (1-ARDUINO_PINS/6)*5 + (ARDUINO)*10)*I2C*(CHANNEL_CURRENT &gt;= 2.2)" office:value-type="float" office:value="0" calcext:value-type="float">
            <text:p>0.00</text:p>
          </table:table-cell>
          <table:table-cell table:style-name="ce34" table:formula="of:=(CURRENT_SENSING)*1 + (1-PRICE/50)*10 + (STEPPER_MOTORS &gt;= 2)*1 + (SERVOS &gt;= 1)*5 + (MAX_CURRENT &gt;= 1) * 5 + ARDUINO*1 + (MAX_VOLTAGE &gt;= 6)*5 + (ASSEMBLED)*3 + (1-ARDUINO_PINS/6)*10 + (I2C*1) + (USB*3) + (IO*3)" office:value-type="float" office:value="18.4" calcext:value-type="float">
            <text:p>18.40</text:p>
          </table:table-cell>
          <table:table-cell office:value-type="string" calcext:value-type="string">
            <text:p>Pololu DRV8835 Dual Motor Driver</text:p>
          </table:table-cell>
          <table:table-cell office:value-type="currency" office:currency="USD" office:value="8" calcext:value-type="currency">
            <text:p>$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0</text:p>
          </table:table-cell>
          <table:table-cell office:value-type="float" office:value="1.5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https://www.pololu.com/product/2753</text:p>
          </table:table-cell>
          <table:table-cell table:number-columns-repeated="998"/>
        </table:table-row>
        <table:table-row table:style-name="ro1">
          <table:table-cell table:style-name="ce17" table:formula="of:=((CURRENT_SENSING)*3 + (1-PRICE/50)*15 + (DC_MOTORS &gt;= 2) * 5 + (MAX_CURRENT &gt;= 10) * 10 + ARDUINO*5 + (MAX_VOLTAGE &gt;= 12)*5 + (ASSEMBLED)*3 + (1-ARDUINO_PINS/6)*5 + (ARDUINO)*10)*I2C*(CHANNEL_CURRENT &gt;= 2.2)" office:value-type="float" office:value="0" calcext:value-type="float">
            <text:p>0.00</text:p>
          </table:table-cell>
          <table:table-cell table:style-name="ce35" table:formula="of:=(CURRENT_SENSING)*1 + (1-PRICE/50)*10 + (STEPPER_MOTORS &gt;= 2)*1 + (SERVOS &gt;= 1)*5 + (MAX_CURRENT &gt;= 1) * 5 + ARDUINO*1 + (MAX_VOLTAGE &gt;= 6)*5 + (ASSEMBLED)*3 + (1-ARDUINO_PINS/6)*10 + (I2C*1) + (USB*3) + (IO*3)" office:value-type="float" office:value="20" calcext:value-type="float">
            <text:p>20.00</text:p>
          </table:table-cell>
          <table:table-cell office:value-type="string" calcext:value-type="string">
            <text:p>Arduino Robot Shield</text:p>
          </table:table-cell>
          <table:table-cell office:value-type="currency" office:currency="USD" office:value="20" calcext:value-type="currency">
            <text:p>$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.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.00</text:p>
          </table:table-cell>
          <table:table-cell table:number-columns-repeated="4"/>
          <table:table-cell table:style-name="ce43" office:value-type="string" calcext:value-type="string">
            <text:p>https://robotbits.com/robot-shield.html</text:p>
          </table:table-cell>
          <table:table-cell table:number-columns-repeated="99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B2">
            <calcext:condition calcext:apply-style-name="Untitled1" calcext:value="=MAX([.$B$2:.$B$99])" calcext:base-cell-address="Sheet1.B2"/>
          </calcext:conditional-format>
          <calcext:conditional-format calcext:target-range-address="Sheet1.B3:Sheet1.B3">
            <calcext:condition calcext:apply-style-name="Untitled1" calcext:value="=MAX([.$B$2:.$B$99])" calcext:base-cell-address="Sheet1.B3"/>
          </calcext:conditional-format>
          <calcext:conditional-format calcext:target-range-address="Sheet1.B4:Sheet1.B4">
            <calcext:condition calcext:apply-style-name="Untitled1" calcext:value="=MAX([.$B$2:.$B$99])" calcext:base-cell-address="Sheet1.B4"/>
          </calcext:conditional-format>
          <calcext:conditional-format calcext:target-range-address="Sheet1.B5:Sheet1.B5">
            <calcext:condition calcext:apply-style-name="Untitled1" calcext:value="=MAX([.$B$2:.$B$99])" calcext:base-cell-address="Sheet1.B5"/>
          </calcext:conditional-format>
          <calcext:conditional-format calcext:target-range-address="Sheet1.B6:Sheet1.B6">
            <calcext:condition calcext:apply-style-name="Untitled1" calcext:value="=MAX([.$B$2:.$B$99])" calcext:base-cell-address="Sheet1.B6"/>
          </calcext:conditional-format>
          <calcext:conditional-format calcext:target-range-address="Sheet1.B7:Sheet1.B7">
            <calcext:condition calcext:apply-style-name="Untitled1" calcext:value="=MAX([.$B$2:.$B$99])" calcext:base-cell-address="Sheet1.B7"/>
          </calcext:conditional-format>
          <calcext:conditional-format calcext:target-range-address="Sheet1.B8:Sheet1.B8">
            <calcext:condition calcext:apply-style-name="Untitled1" calcext:value="=MAX([.$B$2:.$B$99])" calcext:base-cell-address="Sheet1.B8"/>
          </calcext:conditional-format>
          <calcext:conditional-format calcext:target-range-address="Sheet1.B9:Sheet1.B9">
            <calcext:condition calcext:apply-style-name="Untitled1" calcext:value="=MAX([.$B$2:.$B$99])" calcext:base-cell-address="Sheet1.B9"/>
          </calcext:conditional-format>
          <calcext:conditional-format calcext:target-range-address="Sheet1.B10:Sheet1.B10">
            <calcext:condition calcext:apply-style-name="Untitled1" calcext:value="=MAX([.$B$2:.$B$99])" calcext:base-cell-address="Sheet1.B10"/>
          </calcext:conditional-format>
          <calcext:conditional-format calcext:target-range-address="Sheet1.B11:Sheet1.B11">
            <calcext:condition calcext:apply-style-name="Untitled1" calcext:value="=MAX([.$B$2:.$B$99])" calcext:base-cell-address="Sheet1.B11"/>
          </calcext:conditional-format>
          <calcext:conditional-format calcext:target-range-address="Sheet1.B12:Sheet1.B12">
            <calcext:condition calcext:apply-style-name="Untitled1" calcext:value="=MAX([.$B$2:.$B$99])" calcext:base-cell-address="Sheet1.B12"/>
          </calcext:conditional-format>
          <calcext:conditional-format calcext:target-range-address="Sheet1.B13:Sheet1.B13">
            <calcext:condition calcext:apply-style-name="Untitled1" calcext:value="=MAX([.$B$2:.$B$99])" calcext:base-cell-address="Sheet1.B13"/>
          </calcext:conditional-format>
          <calcext:conditional-format calcext:target-range-address="Sheet1.B14:Sheet1.B14">
            <calcext:condition calcext:apply-style-name="Untitled1" calcext:value="=MAX([.$B$2:.$B$99])" calcext:base-cell-address="Sheet1.B14"/>
          </calcext:conditional-format>
          <calcext:conditional-format calcext:target-range-address="Sheet1.B15:Sheet1.B15">
            <calcext:condition calcext:apply-style-name="Untitled1" calcext:value="=MAX([.$B$2:.$B$99])" calcext:base-cell-address="Sheet1.B15"/>
          </calcext:conditional-format>
          <calcext:conditional-format calcext:target-range-address="Sheet1.B16:Sheet1.B16">
            <calcext:condition calcext:apply-style-name="Untitled1" calcext:value="=MAX([.$B$2:.$B$99])" calcext:base-cell-address="Sheet1.B16"/>
          </calcext:conditional-format>
          <calcext:conditional-format calcext:target-range-address="Sheet1.A2:Sheet1.A2">
            <calcext:condition calcext:apply-style-name="best" calcext:value="=MAX([.$A$2:.$A$99])" calcext:base-cell-address="Sheet1.A2"/>
          </calcext:conditional-format>
          <calcext:conditional-format calcext:target-range-address="Sheet1.B17:Sheet1.B17">
            <calcext:condition calcext:apply-style-name="Untitled1" calcext:value="=MAX([.$B$2:.$B$99])" calcext:base-cell-address="Sheet1.B17"/>
          </calcext:conditional-format>
          <calcext:conditional-format calcext:target-range-address="Sheet1.A3:Sheet1.A3">
            <calcext:condition calcext:apply-style-name="best" calcext:value="=MAX([.$A$2:.$A$99])" calcext:base-cell-address="Sheet1.A3"/>
          </calcext:conditional-format>
          <calcext:conditional-format calcext:target-range-address="Sheet1.A4:Sheet1.A4">
            <calcext:condition calcext:apply-style-name="best" calcext:value="=MAX([.$A$2:.$A$99])" calcext:base-cell-address="Sheet1.A4"/>
          </calcext:conditional-format>
          <calcext:conditional-format calcext:target-range-address="Sheet1.A5:Sheet1.A5">
            <calcext:condition calcext:apply-style-name="best" calcext:value="=MAX([.$A$2:.$A$99])" calcext:base-cell-address="Sheet1.A5"/>
          </calcext:conditional-format>
          <calcext:conditional-format calcext:target-range-address="Sheet1.A6:Sheet1.A6">
            <calcext:condition calcext:apply-style-name="best" calcext:value="=MAX([.$A$2:.$A$99])" calcext:base-cell-address="Sheet1.A6"/>
          </calcext:conditional-format>
          <calcext:conditional-format calcext:target-range-address="Sheet1.A7:Sheet1.A7">
            <calcext:condition calcext:apply-style-name="best" calcext:value="=MAX([.$A$2:.$A$99])" calcext:base-cell-address="Sheet1.A7"/>
          </calcext:conditional-format>
          <calcext:conditional-format calcext:target-range-address="Sheet1.A8:Sheet1.A8">
            <calcext:condition calcext:apply-style-name="best" calcext:value="=MAX([.$A$2:.$A$99])" calcext:base-cell-address="Sheet1.A8"/>
          </calcext:conditional-format>
          <calcext:conditional-format calcext:target-range-address="Sheet1.A9:Sheet1.A9">
            <calcext:condition calcext:apply-style-name="best" calcext:value="=MAX([.$A$2:.$A$99])" calcext:base-cell-address="Sheet1.A9"/>
          </calcext:conditional-format>
          <calcext:conditional-format calcext:target-range-address="Sheet1.A10:Sheet1.A10">
            <calcext:condition calcext:apply-style-name="best" calcext:value="=MAX([.$A$2:.$A$99])" calcext:base-cell-address="Sheet1.A10"/>
          </calcext:conditional-format>
          <calcext:conditional-format calcext:target-range-address="Sheet1.A11:Sheet1.A11">
            <calcext:condition calcext:apply-style-name="best" calcext:value="=MAX([.$A$2:.$A$99])" calcext:base-cell-address="Sheet1.A11"/>
          </calcext:conditional-format>
          <calcext:conditional-format calcext:target-range-address="Sheet1.A12:Sheet1.A12">
            <calcext:condition calcext:apply-style-name="best" calcext:value="=MAX([.$A$2:.$A$99])" calcext:base-cell-address="Sheet1.A12"/>
          </calcext:conditional-format>
          <calcext:conditional-format calcext:target-range-address="Sheet1.A13:Sheet1.A13">
            <calcext:condition calcext:apply-style-name="best" calcext:value="=MAX([.$A$2:.$A$99])" calcext:base-cell-address="Sheet1.A13"/>
          </calcext:conditional-format>
          <calcext:conditional-format calcext:target-range-address="Sheet1.A14:Sheet1.A14">
            <calcext:condition calcext:apply-style-name="best" calcext:value="=MAX([.$A$2:.$A$99])" calcext:base-cell-address="Sheet1.A14"/>
          </calcext:conditional-format>
          <calcext:conditional-format calcext:target-range-address="Sheet1.A15:Sheet1.A15">
            <calcext:condition calcext:apply-style-name="best" calcext:value="=MAX([.$A$2:.$A$99])" calcext:base-cell-address="Sheet1.A15"/>
          </calcext:conditional-format>
          <calcext:conditional-format calcext:target-range-address="Sheet1.A16:Sheet1.A16">
            <calcext:condition calcext:apply-style-name="best" calcext:value="=MAX([.$A$2:.$A$99])" calcext:base-cell-address="Sheet1.A16"/>
          </calcext:conditional-format>
          <calcext:conditional-format calcext:target-range-address="Sheet1.A17:Sheet1.A17">
            <calcext:condition calcext:apply-style-name="best" calcext:value="=MAX([.$A$2:.$A$99])" calcext:base-cell-address="Sheet1.A17"/>
          </calcext:conditional-format>
          <calcext:conditional-format calcext:target-range-address="Sheet1.Z18:Sheet1.Z18">
            <calcext:condition calcext:apply-style-name="best" calcext:value="=MAX([.$A$2:.$A$100])" calcext:base-cell-address="Sheet1.Z18"/>
          </calcext:conditional-format>
          <calcext:conditional-format calcext:target-range-address="Sheet1.B18:Sheet1.B18">
            <calcext:condition calcext:apply-style-name="Untitled1" calcext:value="=MAX([.$B$2:.$B$99])" calcext:base-cell-address="Sheet1.B18"/>
          </calcext:conditional-format>
          <calcext:conditional-format calcext:target-range-address="Sheet1.A18:Sheet1.A18">
            <calcext:condition calcext:apply-style-name="best" calcext:value="=MAX([.$A$2:.$A$99])" calcext:base-cell-address="Sheet1.A18"/>
          </calcext:conditional-format>
        </calcext:conditional-formats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ANALOG" table:base-cell-address="$Sheet1.$S$1" table:cell-range-address="$Sheet1.$T$1:.$T$1048576"/>
        <table:named-range table:name="ARDUINO" table:base-cell-address="$Sheet1.$K$1" table:cell-range-address="$Sheet1.$N$1:.$N$1048575"/>
        <table:named-range table:name="ARDUINO_PINS" table:base-cell-address="$Sheet1.$K$1" table:cell-range-address="$Sheet1.$L$1:.$L$1048575"/>
        <table:named-range table:name="ASSEMBLED" table:base-cell-address="$Sheet1.$L$1" table:cell-range-address="$Sheet1.$U$1:.$U$1048575"/>
        <table:named-range table:name="CHANNEL_CURRENT" table:base-cell-address="$Sheet1.$H$1" table:cell-range-address="$Sheet1.$H$1:.$H$1048576"/>
        <table:named-range table:name="CURRENT_SENSING" table:base-cell-address="$Sheet1.$K$1" table:cell-range-address="$Sheet1.$K$1:.$K$1048575"/>
        <table:named-range table:name="DC_MOTORS" table:base-cell-address="$Sheet1.$F$1" table:cell-range-address="$Sheet1.$F$1:.$F$1048575"/>
        <table:named-range table:name="ENCODER" table:base-cell-address="$Sheet1.$Q$1" table:cell-range-address="$Sheet1.$Q$1:.$Q$1048576"/>
        <table:named-range table:name="I2C" table:base-cell-address="$Sheet1.$P$1" table:cell-range-address="$Sheet1.$P$1:.$P$1048576"/>
        <table:named-range table:name="IO" table:base-cell-address="$Sheet1.$R$1" table:cell-range-address="$Sheet1.$S$1:.$S$1048576"/>
        <table:named-range table:name="MAX_CURRENT" table:base-cell-address="$Sheet1.$H$1" table:cell-range-address="$Sheet1.$H$1:.$H$1048575"/>
        <table:named-range table:name="MAX_VOLTAGE" table:base-cell-address="$Sheet1.$J$1" table:cell-range-address="$Sheet1.$J$1:.$J$1048575"/>
        <table:named-range table:name="PRICE" table:base-cell-address="$Sheet1.$E$1" table:cell-range-address="$Sheet1.$D$1:.$D$1048575"/>
        <table:named-range table:name="SERVOS" table:base-cell-address="$Sheet1.$E$1" table:cell-range-address="$Sheet1.$E$1:.$E$1048575"/>
        <table:named-expression table:name="STALL_TORQUE" table:base-cell-address="$Sheet1.$F$1" table:expression="#REF!"/>
        <table:named-range table:name="STEPPER_MOTORS" table:base-cell-address="$Sheet1.$G$1" table:cell-range-address="$Sheet1.$G$1:.$G$1048575"/>
        <table:named-range table:name="USB" table:base-cell-address="$Sheet1.$Q$1" table:cell-range-address="$Sheet1.$R$1:.$R$1048576"/>
        <table:named-expression table:name="WHEEL_DIAMETER" table:base-cell-address="$Sheet1.$C$11" table:expression="#REF!"/>
      </table:named-expressions>
      <table:database-ranges>
        <table:database-range table:name="__Anonymous_Sheet_DB__0" table:target-range-address="Sheet1.A1:Sheet1.Z1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" style:family="table-cell" style:parent-style-name="Default">
      <style:table-cell-properties fo:background-color="#00ff00"/>
    </style:style>
    <style:style style:name="Untitled1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18:08:12.972823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3-14T17:44:28</meta:creation-date>
    <dc:date>2015-08-25T18:24:12.557866517</dc:date>
    <dc:creator>chris </dc:creator>
    <meta:editing-duration>PT7H26M14S</meta:editing-duration>
    <meta:editing-cycles>43</meta:editing-cycles>
    <meta:generator>LibreOffice/4.2.8.2$Linux_X86_64 LibreOffice_project/420m0$Build-2</meta:generator>
    <meta:document-statistic meta:table-count="3" meta:cell-count="337" meta:object-count="0"/>
  </office:meta>
</office:document-meta>
</file>